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Mono CJK JP1" svg:font-family="'Noto Sans Mono CJK JP'" style:font-family-generic="roman" style:font-pitch="variable"/>
    <style:font-face style:name="Noto Sans Mono CJK JP3" svg:font-family="'Noto Sans Mono CJK JP'" style:font-adornments="Regular" style:font-family-generic="roman" style:font-pitch="variable"/>
    <style:font-face style:name="Noto Sans Mono CJK JP Regular1" svg:font-family="'Noto Sans Mono CJK JP Regular'" style:font-family-generic="roman" style:font-pitch="variable"/>
    <style:font-face style:name="Noto Sans Mono CJK JP Regular2" svg:font-family="'Noto Sans Mono CJK JP Regular'" style:font-adornments="Regular" style:font-family-generic="roman" style:font-pitch="variable"/>
    <style:font-face style:name="Noto Sans Mono CJK JP" svg:font-family="'Noto Sans Mono CJK JP'" style:font-family-generic="swiss" style:font-pitch="variable"/>
    <style:font-face style:name="Noto Sans Mono CJK JP2" svg:font-family="'Noto Sans Mono CJK JP'" style:font-adornments="Regular" style:font-family-generic="swiss" style:font-pitch="variable"/>
    <style:font-face style:name="Noto Sans Mono CJK JP Regular" svg:font-family="'Noto Sans Mono CJK JP Regular'" style:font-adornments="Regular"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Mono CJK JP4" svg:font-family="'Noto Sans Mono CJK JP'" style:font-family-generic="system" style:font-pitch="variable"/>
    <style:font-face style:name="Noto Sans Mono CJK JP Regular3" svg:font-family="'Noto Sans Mono CJK JP Regular'" style:font-family-generic="system" style:font-pitch="variable"/>
    <style:font-face style:name="Noto Sans Mono CJK JP Regular4" svg:font-family="'Noto Sans Mono CJK JP Regular'" style:font-adornments="Regular"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766cm" fo:min-width="3.31cm"/>
      <style:paragraph-properties style:writing-mode="lr-tb"/>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628cm" fo:min-width="1.272cm"/>
      <style:paragraph-properties style:writing-mode="lr-tb"/>
    </style:style>
    <style:style style:name="gr4" style:family="graphic" style:parent-style-name="standard">
      <style:graphic-properties draw:textarea-horizontal-align="justify" draw:textarea-vertical-align="middle" draw:auto-grow-height="false" fo:min-height="0.29cm" fo:min-width="0.04cm"/>
    </style:style>
    <style:style style:name="gr5" style:family="graphic" style:parent-style-name="objectwithoutfill">
      <style:graphic-properties draw:fill="none" draw:textarea-vertical-align="middle"/>
    </style:style>
    <style:style style:name="gr6" style:family="graphic" style:parent-style-name="standard">
      <style:graphic-properties draw:fill-color="#000000" draw:textarea-horizontal-align="justify" draw:textarea-vertical-align="middle" draw:auto-grow-height="false" fo:min-height="0cm" fo:min-width="0cm"/>
    </style:style>
    <style:style style:name="gr7" style:family="graphic" style:parent-style-name="standard">
      <style:graphic-properties draw:textarea-horizontal-align="justify" draw:textarea-vertical-align="middle" draw:auto-grow-height="false" fo:min-height="0.004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471cm" fo:min-width="1.151cm"/>
      <style:paragraph-properties style:writing-mode="lr-tb"/>
    </style:style>
    <style:style style:name="gr9" style:family="graphic" style:parent-style-name="objectwithoutfill">
      <style:graphic-properties draw:stroke="none" svg:stroke-width="0.053cm" draw:marker-start-width="0.342cm" draw:marker-end-width="0.342cm" draw:fill="solid" draw:fill-color="#ff8000" draw:textarea-horizontal-align="center" draw:textarea-vertical-align="middle" fo:padding-top="0.139cm" fo:padding-bottom="0.139cm" fo:padding-left="0.264cm" fo:padding-right="0.264cm"/>
    </style:style>
    <style:style style:name="gr10" style:family="graphic" style:parent-style-name="objectwithoutfill">
      <style:graphic-properties svg:stroke-width="0.053cm" draw:marker-start-width="0.342cm" draw:marker-end-width="0.342cm" draw:fill="none" draw:textarea-horizontal-align="center" draw:textarea-vertical-align="middle" fo:padding-top="0.139cm" fo:padding-bottom="0.139cm" fo:padding-left="0.264cm" fo:padding-right="0.264cm"/>
    </style:style>
    <style:style style:name="gr11" style:family="graphic" style:parent-style-name="objectwithoutfill">
      <style:graphic-properties svg:stroke-width="0.053cm" draw:marker-start-width="0.342cm" draw:marker-end-width="0.342cm" svg:stroke-opacity="100%" draw:fill="none" draw:textarea-vertical-align="middle" fo:padding-top="0.139cm" fo:padding-bottom="0.139cm" fo:padding-left="0.264cm" fo:padding-right="0.264cm"/>
    </style:style>
    <style:style style:name="gr12" style:family="graphic" style:parent-style-name="standard">
      <style:graphic-properties draw:stroke="none" svg:stroke-color="#000000" draw:fill="none" draw:fill-color="#ffffff" draw:textarea-horizontal-align="left" draw:auto-grow-height="true" draw:auto-grow-width="true" fo:min-height="0.628cm" fo:min-width="1.06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628cm" fo:min-width="1.695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628cm" fo:min-width="2.542cm"/>
      <style:paragraph-properties style:writing-mode="lr-tb"/>
    </style:style>
    <style:style style:name="gr15" style:family="graphic" style:parent-style-name="objectwithoutfill">
      <style:graphic-properties svg:stroke-width="0.053cm" svg:stroke-color="#0000ff" draw:marker-start-width="0.342cm" draw:marker-end-width="0.342cm" svg:stroke-opacity="80%" draw:fill="none" draw:textarea-vertical-align="middle" fo:padding-top="0.139cm" fo:padding-bottom="0.139cm" fo:padding-left="0.264cm" fo:padding-right="0.264cm"/>
    </style:style>
    <style:style style:name="gr16" style:family="graphic" style:parent-style-name="objectwithoutfill">
      <style:graphic-properties svg:stroke-width="0.053cm" svg:stroke-color="#ff0000" draw:marker-start-width="0.342cm" draw:marker-end-width="0.342cm" svg:stroke-opacity="100%" draw:fill="none" draw:textarea-vertical-align="middle" fo:padding-top="0.139cm" fo:padding-bottom="0.139cm" fo:padding-left="0.264cm" fo:padding-right="0.264cm"/>
    </style:style>
    <style:style style:name="gr17" style:family="graphic" style:parent-style-name="objectwithoutfill">
      <style:graphic-properties svg:stroke-color="#ff0000" draw:marker-end="Symmetric_20_Arrow" draw:marker-end-width="0.3cm"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628cm" fo:min-width="2.754cm"/>
      <style:paragraph-properties style:writing-mode="lr-tb"/>
    </style:style>
    <style:style style:name="gr19" style:family="graphic" style:parent-style-name="objectwithoutfill">
      <style:graphic-properties svg:stroke-width="0.053cm" draw:marker-start-width="0.342cm" draw:marker-end="Arrow" draw:marker-end-width="0.342cm" draw:fill="none" draw:textarea-vertical-align="middle" fo:padding-top="0.139cm" fo:padding-bottom="0.139cm" fo:padding-left="0.264cm" fo:padding-right="0.264cm"/>
    </style:style>
    <style:style style:name="gr20" style:family="graphic" style:parent-style-name="standard">
      <style:graphic-properties draw:stroke="none" svg:stroke-color="#000000" draw:fill="none" draw:fill-color="#ffffff" draw:textarea-horizontal-align="left" draw:auto-grow-height="true" draw:auto-grow-width="true" fo:min-height="0.628cm" fo:min-width="2.965cm"/>
      <style:paragraph-properties style:writing-mode="lr-tb"/>
    </style:style>
    <style:style style:name="gr21" style:family="graphic" style:parent-style-name="standard">
      <style:graphic-properties draw:textarea-horizontal-align="justify" draw:textarea-vertical-align="middle" draw:auto-grow-height="false" fo:min-height="0.893cm" fo:min-width="3.31cm"/>
      <style:paragraph-properties style:writing-mode="lr-tb"/>
    </style:style>
    <style:style style:name="gr22" style:family="graphic" style:parent-style-name="objectwithoutfill">
      <style:graphic-properties svg:stroke-width="0.053cm" draw:marker-start-width="0.342cm" draw:marker-end-width="0.342cm" draw:fill="none" draw:textarea-vertical-align="middle" fo:padding-top="0.139cm" fo:padding-bottom="0.139cm" fo:padding-left="0.264cm" fo:padding-right="0.264cm"/>
    </style:style>
    <style:style style:name="gr23" style:family="graphic" style:parent-style-name="standard">
      <style:graphic-properties draw:stroke="none" svg:stroke-color="#000000" draw:fill="none" draw:fill-color="#ffffff" draw:textarea-horizontal-align="left" draw:auto-grow-height="true" draw:auto-grow-width="true" fo:min-height="0.628cm" fo:min-width="1.907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628cm" fo:min-width="0.849cm"/>
      <style:paragraph-properties style:writing-mode="lr-tb"/>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style>
    <style:style style:name="P4" style:family="paragraph">
      <style:paragraph-properties fo:text-align="center"/>
    </style:style>
    <style:style style:name="P5" style:family="paragraph">
      <loext:graphic-properties draw:fill-color="#000000"/>
      <style:paragraph-properties fo:text-align="center"/>
    </style:style>
    <style:style style:name="P6" style:family="paragraph">
      <loext:graphic-properties draw:fill="none" draw:fill-color="#ffffff"/>
      <style:paragraph-properties style:writing-mode="lr-tb"/>
      <style:text-properties fo:font-size="9pt" style:font-size-asian="9pt" style:font-size-complex="9pt"/>
    </style:style>
    <style:style style:name="P7" style:family="paragraph">
      <loext:graphic-properties draw:fill="solid" draw:fill-color="#ff8000"/>
      <style:paragraph-properties fo:text-align="center"/>
    </style:style>
    <style:style style:name="P8" style:family="paragraph">
      <loext:graphic-properties draw:fill="none" draw:fill-color="#ffffff"/>
      <style:paragraph-properties style:writing-mode="lr-tb"/>
      <style:text-properties fo:color="#ff0000"/>
    </style:style>
    <style:style style:name="P9" style:family="paragraph">
      <loext:graphic-properties draw:fill="none" draw:fill-color="#ffffff"/>
      <style:paragraph-properties style:writing-mode="lr-tb"/>
      <style:text-properties fo:color="#0000ff"/>
    </style:style>
    <style:style style:name="P10" style:family="paragraph">
      <loext:graphic-properties draw:fill="none"/>
      <style:paragraph-properties fo:text-align="center" style:writing-mode="lr-tb"/>
    </style:style>
    <style:style style:name="T1" style:family="text">
      <style:text-properties fo:font-size="9pt" style:font-size-asian="9pt" style:font-size-complex="9pt"/>
    </style:style>
    <style:style style:name="T2" style:family="text">
      <style:text-properties fo:color="#ff0000"/>
    </style:style>
    <style:style style:name="T3" style:family="text">
      <style:text-properties fo:color="#0000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81cm" svg:height="1.016cm" svg:x="3.54cm" svg:y="6.207cm">
          <text:p text:style-name="P1">WaveTable Osc</text:p>
          <draw:enhanced-geometry svg:viewBox="0 0 21600 21600" draw:type="rectangle" draw:enhanced-path="M 0 0 L 21600 0 21600 21600 0 21600 0 0 Z N"/>
        </draw:custom-shape>
        <draw:custom-shape draw:style-name="gr1" draw:text-style-name="P1" draw:layer="layout" svg:width="3.81cm" svg:height="1.016cm" svg:x="12.43cm" svg:y="12.557cm">
          <text:p text:style-name="P1">Gain Envelope</text:p>
          <draw:enhanced-geometry svg:viewBox="0 0 21600 21600" draw:type="rectangle" draw:enhanced-path="M 0 0 L 21600 0 21600 21600 0 21600 0 0 Z N"/>
        </draw:custom-shape>
        <draw:custom-shape draw:style-name="gr1" draw:text-style-name="P1" draw:layer="layout" svg:width="3.81cm" svg:height="1.016cm" svg:x="3.54cm" svg:y="16.367cm">
          <text:p text:style-name="P1">LFO</text:p>
          <draw:enhanced-geometry svg:viewBox="0 0 21600 21600" draw:type="rectangle" draw:enhanced-path="M 0 0 L 21600 0 21600 21600 0 21600 0 0 Z N"/>
        </draw:custom-shape>
        <draw:line draw:style-name="gr2" draw:text-style-name="P2" draw:layer="layout" svg:x1="5.445cm" svg:y1="16.367cm" svg:x2="5.445cm" svg:y2="13.573cm">
          <text:p/>
        </draw:line>
        <draw:line draw:style-name="gr2" draw:text-style-name="P2" draw:layer="layout" svg:x1="7.35cm" svg:y1="6.715cm" svg:x2="8.62cm" svg:y2="6.715cm">
          <text:p/>
        </draw:line>
        <draw:line draw:style-name="gr2" draw:text-style-name="P2" draw:layer="layout" svg:x1="16.24cm" svg:y1="13.076cm" svg:x2="17.51cm" svg:y2="13.076cm">
          <text:p/>
        </draw:line>
        <draw:frame draw:style-name="gr3" draw:text-style-name="P3" draw:layer="layout" svg:width="1.772cm" svg:height="0.878cm" svg:x="17.516cm" svg:y="12.695cm">
          <draw:text-box>
            <text:p>Output</text:p>
          </draw:text-box>
        </draw:frame>
        <draw:custom-shape draw:style-name="gr1" draw:text-style-name="P1" draw:layer="layout" svg:width="3.81cm" svg:height="1.016cm" svg:x="8.62cm" svg:y="6.207cm">
          <text:p text:style-name="P1">Lowpass</text:p>
          <draw:enhanced-geometry svg:viewBox="0 0 21600 21600" draw:type="rectangle" draw:enhanced-path="M 0 0 L 21600 0 21600 21600 0 21600 0 0 Z N"/>
        </draw:custom-shape>
        <draw:custom-shape draw:style-name="gr1" draw:text-style-name="P1" draw:layer="layout" svg:width="3.81cm" svg:height="1.016cm" svg:x="3.54cm" svg:y="12.557cm">
          <text:p text:style-name="P1">Delay</text:p>
          <draw:enhanced-geometry svg:viewBox="0 0 21600 21600" draw:type="rectangle" draw:enhanced-path="M 0 0 L 21600 0 21600 21600 0 21600 0 0 Z N"/>
        </draw:custom-shape>
        <draw:line draw:style-name="gr2" draw:text-style-name="P2" draw:layer="layout" svg:x1="13.065cm" svg:y1="9.89cm" svg:x2="9.001cm" svg:y2="9.89cm">
          <text:p/>
        </draw:line>
        <draw:line draw:style-name="gr2" draw:text-style-name="P2" draw:layer="layout" svg:x1="7.35cm" svg:y1="13.076cm" svg:x2="10.144cm" svg:y2="13.065cm">
          <text:p/>
        </draw:line>
        <draw:g>
          <draw:custom-shape draw:style-name="gr4" draw:text-style-name="P4" draw:layer="layout" svg:width="0.762cm" svg:height="0.762cm" svg:x="8.239cm" svg:y="9.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2" draw:layer="layout" svg:x1="8.366cm" svg:y1="9.89cm" svg:x2="8.874cm" svg:y2="9.89cm">
            <text:p/>
          </draw:line>
          <draw:line draw:style-name="gr5" draw:text-style-name="P2" draw:layer="layout" svg:x1="8.62cm" svg:y1="9.636cm" svg:x2="8.62cm" svg:y2="10.144cm">
            <text:p/>
          </draw:line>
        </draw:g>
        <draw:line draw:style-name="gr5" draw:text-style-name="P2" draw:layer="layout" svg:x1="12.43cm" svg:y1="6.715cm" svg:x2="13.065cm" svg:y2="6.715cm">
          <text:p/>
        </draw:line>
        <draw:line draw:style-name="gr5" draw:text-style-name="P2" draw:layer="layout" svg:x1="13.065cm" svg:y1="6.715cm" svg:x2="13.065cm" svg:y2="9.89cm">
          <text:p/>
        </draw:line>
        <draw:custom-shape draw:style-name="gr6" draw:text-style-name="P5" draw:layer="layout" svg:width="0.254cm" svg:height="0.254cm" svg:x="8.493cm" svg:y="12.9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8.62cm" svg:y1="11.16cm" svg:x2="8.62cm" svg:y2="10.271cm">
          <text:p/>
        </draw:line>
        <draw:line draw:style-name="gr2" draw:text-style-name="P2" draw:layer="layout" svg:x1="2.27cm" svg:y1="13.076cm" svg:x2="3.54cm" svg:y2="13.076cm">
          <text:p/>
        </draw:line>
        <draw:line draw:style-name="gr5" draw:text-style-name="P2" draw:layer="layout" svg:x1="2.27cm" svg:y1="9.89cm" svg:x2="2.27cm" svg:y2="13.065cm">
          <text:p/>
        </draw:line>
        <draw:line draw:style-name="gr5" draw:text-style-name="P2" draw:layer="layout" svg:x1="8.239cm" svg:y1="9.89cm" svg:x2="2.27cm" svg:y2="9.89cm">
          <text:p/>
        </draw:line>
        <draw:custom-shape draw:style-name="gr7" draw:text-style-name="P4" draw:layer="layout" svg:width="0.762cm" svg:height="0.762cm" svg:x="8.239cm" svg:y="11.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 draw:text-style-name="P2" draw:layer="layout" svg:x1="8.62cm" svg:y1="13.065cm" svg:x2="8.62cm" svg:y2="11.922cm">
          <text:p/>
        </draw:line>
        <draw:custom-shape draw:style-name="gr7" draw:text-style-name="P4" draw:layer="layout" svg:width="0.762cm" svg:height="0.762cm" svg:x="5.064cm" svg:y="14.8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8" draw:text-style-name="P6" draw:layer="layout" svg:width="1.651cm" svg:height="0.721cm" svg:x="5.826cm" svg:y="14.884cm">
          <draw:text-box>
            <text:p><text:span text:style-name="T1">Amount</text:span></text:p>
          </draw:text-box>
        </draw:frame>
        <draw:frame draw:style-name="gr8" draw:text-style-name="P6" draw:layer="layout" svg:width="1.789cm" svg:height="0.721cm" svg:x="6.45cm" svg:y="11.201cm">
          <draw:text-box>
            <text:p><text:span text:style-name="T1">Feedback</text:span></text:p>
          </draw:text-box>
        </draw:frame>
        <draw:g>
          <draw:custom-shape draw:style-name="gr4" draw:text-style-name="P4" draw:layer="layout" svg:width="0.762cm" svg:height="0.762cm" svg:x="10.144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2" draw:layer="layout" svg:x1="10.271cm" svg:y1="13.065cm" svg:x2="10.779cm" svg:y2="13.065cm">
            <text:p/>
          </draw:line>
          <draw:line draw:style-name="gr5" draw:text-style-name="P2" draw:layer="layout" svg:x1="10.525cm" svg:y1="12.811cm" svg:x2="10.525cm" svg:y2="13.319cm">
            <text:p/>
          </draw:line>
        </draw:g>
        <draw:line draw:style-name="gr2" draw:text-style-name="P2" draw:layer="layout" svg:x1="10.525cm" svg:y1="9.89cm" svg:x2="10.525cm" svg:y2="12.684cm">
          <text:p/>
        </draw:line>
        <draw:custom-shape draw:style-name="gr6" draw:text-style-name="P5" draw:layer="layout" svg:width="0.254cm" svg:height="0.254cm" svg:x="10.398cm" svg:y="9.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 draw:text-style-name="P6" draw:layer="layout" svg:width="1.651cm" svg:height="0.721cm" svg:x="10.017cm" svg:y="13.487cm">
          <draw:text-box>
            <text:p><text:span text:style-name="T1">Mix</text:span></text:p>
          </draw:text-box>
        </draw:frame>
        <draw:line draw:style-name="gr2" draw:text-style-name="P2" draw:layer="layout" svg:x1="10.906cm" svg:y1="13.076cm" svg:x2="12.43cm" svg:y2="13.065cm">
          <text:p/>
        </draw:line>
        <draw:frame draw:style-name="gr8" draw:text-style-name="P6" draw:layer="layout" svg:width="2.593cm" svg:height="0.721cm" svg:x="5.646cm" svg:y="13.614cm">
          <draw:text-box>
            <text:p><text:span text:style-name="T1">To delay time</text:span></text:p>
          </draw:text-box>
        </draw:frame>
      </draw:page>
      <draw:page draw:name="page2" draw:style-name="dp1" draw:master-page-name="Default"/>
      <draw:page draw:name="page3" draw:style-name="dp1" draw:master-page-name="Default">
        <draw:g>
          <draw:path draw:style-name="gr9" draw:text-style-name="P7" draw:layer="layout" svg:width="1.269cm" svg:height="2.539cm" svg:x="25.13cm" svg:y="7.35cm" svg:viewBox="0 0 1270 2540" svg:d="M0 2540c12-2 23-5 35-7 10-7 21-14 32-22 10-11 20-22 31-34 9-15 19-31 28-46 9-19 18-38 27-58 9-22 17-45 25-67 8-26 16-52 24-77 7-29 15-57 22-86 14-64 27-128 41-192 12-72 24-143 36-215 22-155 43-311 64-466 19-155 39-311 58-466 10-72 19-143 29-215 10-64 20-128 30-192 11-54 22-108 33-163 6-22 11-45 17-67 6-20 12-39 18-58 7-15 13-31 20-46 7-12 13-23 20-34 7-8 15-15 22-22 8-2 15-5 23-7 8 2 15 5 23 7 7 7 15 14 22 22 7 11 13 22 20 34 7 15 13 31 20 46 6 19 12 38 18 58 6 22 11 45 17 67 11 55 22 109 33 163 10 64 20 128 30 192 10 72 19 143 29 215 19 155 39 311 58 466 21 155 42 311 64 466 12 72 24 143 36 215 14 64 27 128 41 192 7 29 15 57 22 86 8 25 16 51 24 77 8 22 16 45 25 67 9 20 18 39 27 58 9 15 19 31 28 46 11 12 21 23 31 34 11 8 22 15 32 22 12 2 23 5 35 7z">
            <text:p/>
          </draw:path>
          <draw:path draw:style-name="gr10" draw:text-style-name="P2" draw:layer="layout" svg:width="1.269cm" svg:height="2.539cm" svg:x="25.13cm" svg:y="7.35cm" svg:viewBox="0 0 1270 2540" svg:d="M0 2540c12-2 23-5 35-7 10-7 21-14 32-22 10-11 20-22 31-34 9-15 19-31 28-46 9-19 18-38 27-58 9-22 17-45 25-67 8-26 16-52 24-77 7-29 15-57 22-86 14-64 27-128 41-192 12-72 24-143 36-215 22-155 43-311 64-466 19-155 39-311 58-466 10-72 19-143 29-215 10-64 20-128 30-192 11-54 22-108 33-163 6-22 11-45 17-67 6-20 12-39 18-58 7-15 13-31 20-46 7-12 13-23 20-34 7-8 15-15 22-22 8-2 15-5 23-7 8 2 15 5 23 7 7 7 15 14 22 22 7 11 13 22 20 34 7 15 13 31 20 46 6 19 12 38 18 58 6 22 11 45 17 67 11 55 22 109 33 163 10 64 20 128 30 192 10 72 19 143 29 215 19 155 39 311 58 466 21 155 42 311 64 466 12 72 24 143 36 215 14 64 27 128 41 192 7 29 15 57 22 86 8 25 16 51 24 77 8 22 16 45 25 67 9 20 18 39 27 58 9 15 19 31 28 46 11 12 21 23 31 34 11 8 22 15 32 22 12 2 23 5 35 7">
            <text:p/>
          </draw:path>
        </draw:g>
        <draw:path draw:style-name="gr11" draw:text-style-name="P2" draw:layer="layout" svg:width="6.952cm" svg:height="3.981cm" draw:transform="skewX (-0.266337243854335) rotate (-0.437554043474979) translate (4.9642126323659cm 2.13906520005776cm)" svg:viewBox="0 0 6953 3982" svg:d="M0 3982c242-20 527-51 687-350 282-525 416-1177 609-1775 136-423 131-917 318-1329 187-414 543-756 889-337 314 380 732 537 1032 964 291 414 698 626 982 1050 290 434 856 511 971-371 67-510 118-1120 441-1381 250-202 650-418 878 57l146 69">
          <text:p/>
        </draw:path>
        <draw:line draw:style-name="gr2" draw:text-style-name="P2" draw:layer="layout" svg:x1="3.54cm" svg:y1="7.35cm" svg:x2="3.54cm" svg:y2="2.27cm">
          <text:p/>
        </draw:line>
        <draw:line draw:style-name="gr2" draw:text-style-name="P2" draw:layer="layout" svg:x1="3.54cm" svg:y1="7.35cm" svg:x2="16.24cm" svg:y2="7.35cm">
          <text:p/>
        </draw:line>
        <draw:frame draw:style-name="gr12" draw:text-style-name="P3" draw:layer="layout" svg:width="1.56cm" svg:height="0.878cm" svg:x="2.778cm" svg:y="1.381cm">
          <draw:text-box>
            <text:p>Value</text:p>
          </draw:text-box>
        </draw:frame>
        <draw:frame draw:style-name="gr13" draw:text-style-name="P3" draw:layer="layout" svg:width="2.195cm" svg:height="0.878cm" svg:x="16.204cm" svg:y="6.853cm">
          <draw:text-box>
            <text:p>Overtone</text:p>
          </draw:text-box>
        </draw:frame>
        <draw:frame draw:style-name="gr14" draw:text-style-name="P3" draw:layer="layout" svg:width="3.042cm" svg:height="0.878cm" svg:x="11.287cm" svg:y="1.519cm">
          <draw:text-box>
            <text:p>Expand = 1.0</text:p>
          </draw:text-box>
        </draw:frame>
        <draw:path draw:style-name="gr15" draw:text-style-name="P2" draw:layer="layout" svg:width="4.675cm" svg:height="3.412cm" draw:transform="skewX (-0.582416371390508) rotate (-0.681725605828986) translate (4.66723126579425cm 2.13992388822727cm)" svg:viewBox="0 0 4676 3413" svg:d="M0 3413c163-17 354-43 462-299 190-450 280-1009 409-1522 92-362 89-786 215-1140s365-648 597-288c211 326 493 460 694 826 196 355 470 537 660 900 196 372 576 438 654-318 45-437 79-960 296-1184 168-173 437-358 590 49l99 60">
          <text:p/>
        </draw:path>
        <draw:path draw:style-name="gr16" draw:text-style-name="P2" draw:layer="layout" svg:width="10.319cm" svg:height="4.212cm" draw:transform="skewX (-0.0244346095279206) rotate (-0.28955012290586) translate (5.36723421396709cm 2.14093754537102cm)" svg:viewBox="0 0 10320 4213" svg:d="M0 4213c359-21 782-54 1020-370 418-555 617-1245 903-1878 203-447 195-970 473-1407s805-799 1319-356c466 402 1087 569 1532 1020 432 438 1036 663 1457 1111 431 459 1270 541 1442-393 99-540 174-1184 655-1461 370-213 964-442 1302 60l217 74">
          <text:p/>
        </draw:path>
        <draw:frame draw:style-name="gr14" draw:text-style-name="P8" draw:layer="layout" svg:width="3.042cm" svg:height="0.878cm" svg:x="11.293cm" svg:y="2.408cm">
          <draw:text-box>
            <text:p><text:span text:style-name="T2">Expand &gt; 1.0</text:span></text:p>
          </draw:text-box>
        </draw:frame>
        <draw:frame draw:style-name="gr14" draw:text-style-name="P9" draw:layer="layout" svg:width="3.042cm" svg:height="0.878cm" svg:x="11.271cm" svg:y="3.241cm">
          <draw:text-box>
            <text:p><text:span text:style-name="T3">Expand &lt; 1.0</text:span></text:p>
          </draw:text-box>
        </draw:frame>
        <draw:path draw:style-name="gr11" draw:text-style-name="P2" draw:layer="layout" svg:width="6.952cm" svg:height="3.981cm" draw:transform="skewX (-0.266337243854335) rotate (-0.437554043474979) translate (4.9642126323659cm 11.0290652000578cm)" svg:viewBox="0 0 6953 3982" svg:d="M0 3982c242-20 527-51 687-350 282-525 416-1177 609-1775 136-423 131-917 318-1329 187-414 543-756 889-337 314 380 732 537 1032 964 291 414 698 626 982 1050 290 434 856 511 971-371 67-510 118-1120 441-1381 250-202 650-418 878 57l146 69">
          <text:p/>
        </draw:path>
        <draw:line draw:style-name="gr2" draw:text-style-name="P2" draw:layer="layout" svg:x1="3.54cm" svg:y1="16.24cm" svg:x2="3.54cm" svg:y2="11.16cm">
          <text:p/>
        </draw:line>
        <draw:line draw:style-name="gr2" draw:text-style-name="P2" draw:layer="layout" svg:x1="3.54cm" svg:y1="16.24cm" svg:x2="16.24cm" svg:y2="16.24cm">
          <text:p/>
        </draw:line>
        <draw:frame draw:style-name="gr12" draw:text-style-name="P3" draw:layer="layout" svg:width="1.56cm" svg:height="0.878cm" svg:x="2.778cm" svg:y="10.271cm">
          <draw:text-box>
            <text:p>Value</text:p>
          </draw:text-box>
        </draw:frame>
        <draw:frame draw:style-name="gr13" draw:text-style-name="P3" draw:layer="layout" svg:width="2.195cm" svg:height="0.878cm" svg:x="16.204cm" svg:y="15.743cm">
          <draw:text-box>
            <text:p>Overtone</text:p>
          </draw:text-box>
        </draw:frame>
        <draw:path draw:style-name="gr16" draw:text-style-name="P2" draw:layer="layout" svg:width="6.952cm" svg:height="3.981cm" draw:transform="skewX (-0.266337243854335) rotate (-0.437554043474979) translate (7.3772126323659cm 11.0290652000578cm)" svg:viewBox="0 0 6953 3982" svg:d="M0 3982c242-20 527-51 687-350 282-525 416-1177 609-1775 136-423 131-917 318-1329 187-414 543-756 889-337 314 380 732 537 1032 964 291 414 698 626 982 1050 290 434 856 511 971-371 67-510 118-1120 441-1381 250-202 650-418 878 57l146 69">
          <text:p/>
        </draw:path>
        <draw:line draw:style-name="gr17" draw:text-style-name="P10" draw:layer="layout" svg:x1="6.715cm" svg:y1="11.668cm" svg:x2="9.128cm" svg:y2="11.668cm">
          <text:p/>
        </draw:line>
        <draw:frame draw:style-name="gr12" draw:text-style-name="P8" draw:layer="layout" svg:width="1.56cm" svg:height="0.878cm" svg:x="7.096cm" svg:y="10.663cm">
          <draw:text-box>
            <text:p><text:span text:style-name="T2">Shift</text:span></text:p>
          </draw:text-box>
        </draw:frame>
        <draw:g>
          <draw:path draw:style-name="gr9" draw:text-style-name="P7" draw:layer="layout" svg:width="3.682cm" svg:height="2.539cm" svg:x="26.4cm" svg:y="2.27cm" svg:viewBox="0 0 3683 2540" svg:d="M0 2540c33-2 67-5 100-7 32-7 63-14 95-22 29-11 59-22 88-34 28-15 55-31 83-46 26-19 52-38 78-58 24-22 49-45 73-67 23-26 46-52 69-77 21-29 43-57 64-86 40-64 79-128 118-192 36-72 71-143 106-215 62-155 123-311 185-466 56-155 112-311 167-466 28-72 57-143 85-215 29-64 58-128 87-192 32-54 63-108 95-163 17-22 33-45 50-67 18-20 36-39 53-58 19-15 38-31 56-46 20-12 40-23 60-34 21-8 42-15 63-22 22-2 44-5 67-7 22 2 44 5 66 7 21 7 42 14 63 22 20 11 40 22 60 34 18 15 37 31 56 46 17 19 35 38 53 58 17 22 33 45 50 67 32 55 63 109 95 163 29 64 58 128 87 192 28 72 57 143 85 215 55 155 111 311 167 466 62 155 123 311 185 466 35 72 70 143 106 215 39 64 78 128 118 192 21 29 43 57 64 86 23 25 46 51 69 77 24 22 49 45 73 67 26 20 52 39 78 58 28 15 55 31 83 46 29 12 59 23 88 34 32 8 63 15 95 22 33 2 67 5 100 7z">
            <text:p/>
          </draw:path>
          <draw:path draw:style-name="gr10" draw:text-style-name="P2" draw:layer="layout" svg:width="3.682cm" svg:height="2.539cm" svg:x="26.4cm" svg:y="2.27cm" svg:viewBox="0 0 3683 2540" svg:d="M0 2540c33-2 67-5 100-7 32-7 63-14 95-22 29-11 59-22 88-34 28-15 55-31 83-46 26-19 52-38 78-58 24-22 49-45 73-67 23-26 46-52 69-77 21-29 43-57 64-86 40-64 79-128 118-192 36-72 71-143 106-215 62-155 123-311 185-466 56-155 112-311 167-466 28-72 57-143 85-215 29-64 58-128 87-192 32-54 63-108 95-163 17-22 33-45 50-67 18-20 36-39 53-58 19-15 38-31 56-46 20-12 40-23 60-34 21-8 42-15 63-22 22-2 44-5 67-7 22 2 44 5 66 7 21 7 42 14 63 22 20 11 40 22 60 34 18 15 37 31 56 46 17 19 35 38 53 58 17 22 33 45 50 67 32 55 63 109 95 163 29 64 58 128 87 192 28 72 57 143 85 215 55 155 111 311 167 466 62 155 123 311 185 466 35 72 70 143 106 215 39 64 78 128 118 192 21 29 43 57 64 86 23 25 46 51 69 77 24 22 49 45 73 67 26 20 52 39 78 58 28 15 55 31 83 46 29 12 59 23 88 34 32 8 63 15 95 22 33 2 67 5 100 7">
            <text:p/>
          </draw:path>
        </draw:g>
        <draw:frame draw:style-name="gr18" draw:text-style-name="P3" draw:layer="layout" svg:width="3.254cm" svg:height="0.878cm" svg:x="30.21cm" svg:y="3.032cm">
          <draw:text-box>
            <text:p>Profile Curve</text:p>
          </draw:text-box>
        </draw:frame>
        <draw:g>
          <draw:path draw:style-name="gr9" draw:text-style-name="P7" draw:layer="layout" svg:width="1.904cm" svg:height="2.539cm" svg:x="26.4cm" svg:y="7.35cm" svg:viewBox="0 0 1905 2540" svg:d="M0 2540c17-2 35-5 52-7 16-7 32-14 49-22 15-11 30-22 45-34 15-15 29-31 43-46 14-19 27-38 41-58 12-22 25-45 37-67 12-26 24-52 36-77 11-29 22-57 33-86 21-64 41-128 61-192 19-72 37-143 55-215 32-155 64-311 96-466 29-155 57-311 86-466 15-72 29-143 44-215 15-64 30-128 45-192 17-54 33-108 49-163 9-22 17-45 26-67 9-20 18-39 28-58 9-15 19-31 29-46 10-12 20-23 30-34 11-8 22-15 33-22 11-2 23-5 35-7 11 2 23 5 34 7 11 7 22 14 33 22 10 11 20 22 30 34 10 15 20 31 29 46 10 19 19 38 28 58 9 22 17 45 26 67 16 55 32 109 49 163 15 64 30 128 45 192 15 72 29 143 44 215 29 155 57 311 86 466 32 155 64 311 96 466 18 72 36 143 55 215 20 64 40 128 61 192 11 29 22 57 33 86 12 25 24 51 36 77 12 22 25 45 37 67 14 20 27 39 41 58 14 15 28 31 43 46 15 12 30 23 45 34 17 8 33 15 49 22 17 2 35 5 52 7z">
            <text:p/>
          </draw:path>
          <draw:path draw:style-name="gr10" draw:text-style-name="P2" draw:layer="layout" svg:width="1.904cm" svg:height="2.539cm" svg:x="26.4cm" svg:y="7.35cm" svg:viewBox="0 0 1905 2540" svg:d="M0 2540c17-2 35-5 52-7 16-7 32-14 49-22 15-11 30-22 45-34 15-15 29-31 43-46 14-19 27-38 41-58 12-22 25-45 37-67 12-26 24-52 36-77 11-29 22-57 33-86 21-64 41-128 61-192 19-72 37-143 55-215 32-155 64-311 96-466 29-155 57-311 86-466 15-72 29-143 44-215 15-64 30-128 45-192 17-54 33-108 49-163 9-22 17-45 26-67 9-20 18-39 28-58 9-15 19-31 29-46 10-12 20-23 30-34 11-8 22-15 33-22 11-2 23-5 35-7 11 2 23 5 34 7 11 7 22 14 33 22 10 11 20 22 30 34 10 15 20 31 29 46 10 19 19 38 28 58 9 22 17 45 26 67 16 55 32 109 49 163 15 64 30 128 45 192 15 72 29 143 44 215 29 155 57 311 86 466 32 155 64 311 96 466 18 72 36 143 55 215 20 64 40 128 61 192 11 29 22 57 33 86 12 25 24 51 36 77 12 22 25 45 37 67 14 20 27 39 41 58 14 15 28 31 43 46 15 12 30 23 45 34 17 8 33 15 49 22 17 2 35 5 52 7">
            <text:p/>
          </draw:path>
        </draw:g>
        <draw:g>
          <draw:path draw:style-name="gr9" draw:text-style-name="P7" draw:layer="layout" svg:width="2.539cm" svg:height="2.539cm" svg:x="28.305cm" svg:y="7.35cm" svg:viewBox="0 0 2540 2540" svg:d="M0 2540c23-2 46-5 69-7 22-7 44-14 65-22 21-11 41-22 61-34 19-15 38-31 58-46 17-19 35-38 53-58 17-22 34-45 51-67 15-26 31-52 47-77 15-29 30-57 44-86 28-64 55-128 82-192 24-72 48-143 73-215 42-155 85-311 127-466 39-155 77-311 116-466 19-72 38-143 58-215 20-64 40-128 60-192 22-54 44-108 65-163 12-22 24-45 35-67 12-20 25-39 37-58 13-15 26-31 38-46 14-12 28-23 41-34 15-8 29-15 44-22 15-2 31-5 46-7 15 2 31 5 46 7 15 7 29 14 44 22 13 11 27 22 41 34 12 15 25 31 38 46 12 19 25 38 37 58 11 22 23 45 35 67 21 55 43 109 65 163 20 64 40 128 60 192 20 72 39 143 58 215 39 155 77 311 116 466 42 155 85 311 127 466 25 72 49 143 73 215 27 64 54 128 82 192 14 29 29 57 44 86 16 25 32 51 47 77 17 22 34 45 51 67 18 20 36 39 53 58 20 15 39 31 58 46 20 12 40 23 61 34 21 8 43 15 65 22 23 2 46 5 69 7z">
            <text:p/>
          </draw:path>
          <draw:path draw:style-name="gr10" draw:text-style-name="P2" draw:layer="layout" svg:width="2.539cm" svg:height="2.539cm" svg:x="28.305cm" svg:y="7.35cm" svg:viewBox="0 0 2540 2540" svg:d="M0 2540c23-2 46-5 69-7 22-7 44-14 65-22 21-11 41-22 61-34 19-15 38-31 58-46 17-19 35-38 53-58 17-22 34-45 51-67 15-26 31-52 47-77 15-29 30-57 44-86 28-64 55-128 82-192 24-72 48-143 73-215 42-155 85-311 127-466 39-155 77-311 116-466 19-72 38-143 58-215 20-64 40-128 60-192 22-54 44-108 65-163 12-22 24-45 35-67 12-20 25-39 37-58 13-15 26-31 38-46 14-12 28-23 41-34 15-8 29-15 44-22 15-2 31-5 46-7 15 2 31 5 46 7 15 7 29 14 44 22 13 11 27 22 41 34 12 15 25 31 38 46 12 19 25 38 37 58 11 22 23 45 35 67 21 55 43 109 65 163 20 64 40 128 60 192 20 72 39 143 58 215 39 155 77 311 116 466 42 155 85 311 127 466 25 72 49 143 73 215 27 64 54 128 82 192 14 29 29 57 44 86 16 25 32 51 47 77 17 22 34 45 51 67 18 20 36 39 53 58 20 15 39 31 58 46 20 12 40 23 61 34 21 8 43 15 65 22 23 2 46 5 69 7">
            <text:p/>
          </draw:path>
        </draw:g>
        <draw:g>
          <draw:path draw:style-name="gr9" draw:text-style-name="P7" draw:layer="layout" svg:width="3.174cm" svg:height="2.539cm" svg:x="30.845cm" svg:y="7.35cm" svg:viewBox="0 0 3175 2540" svg:d="M0 2540c29-2 58-5 87-7 27-7 54-14 81-22 25-11 51-22 76-34 24-15 48-31 72-46 22-19 44-38 67-58 21-22 42-45 63-67 20-26 39-52 59-77 19-29 37-57 56-86 34-64 67-128 101-192 31-72 61-143 91-215 54-155 107-311 160-466 48-155 96-311 144-466 24-72 49-143 73-215 25-64 50-128 76-192 27-54 54-108 81-163 14-22 29-45 43-67 16-20 31-39 46-58 16-15 32-31 48-46 17-12 34-23 51-34 19-8 37-15 55-22 19-2 38-5 58-7 19 2 38 5 57 7 18 7 36 14 55 22 17 11 34 22 51 34 16 15 32 31 48 46 15 19 30 38 46 58 14 22 29 45 43 67 27 55 54 109 81 163 26 64 51 128 76 192 24 72 49 143 73 215 48 155 96 311 144 466 53 155 106 311 160 466 30 72 60 143 91 215 34 64 67 128 101 192 19 29 37 57 56 86 20 25 39 51 59 77 21 22 42 45 63 67 23 20 45 39 67 58 24 15 48 31 72 46 25 12 51 23 76 34 27 8 54 15 81 22 29 2 58 5 87 7z">
            <text:p/>
          </draw:path>
          <draw:path draw:style-name="gr10" draw:text-style-name="P2" draw:layer="layout" svg:width="3.174cm" svg:height="2.539cm" svg:x="30.845cm" svg:y="7.35cm" svg:viewBox="0 0 3175 2540" svg:d="M0 2540c29-2 58-5 87-7 27-7 54-14 81-22 25-11 51-22 76-34 24-15 48-31 72-46 22-19 44-38 67-58 21-22 42-45 63-67 20-26 39-52 59-77 19-29 37-57 56-86 34-64 67-128 101-192 31-72 61-143 91-215 54-155 107-311 160-466 48-155 96-311 144-466 24-72 49-143 73-215 25-64 50-128 76-192 27-54 54-108 81-163 14-22 29-45 43-67 16-20 31-39 46-58 16-15 32-31 48-46 17-12 34-23 51-34 19-8 37-15 55-22 19-2 38-5 58-7 19 2 38 5 57 7 18 7 36 14 55 22 17 11 34 22 51 34 16 15 32 31 48 46 15 19 30 38 46 58 14 22 29 45 43 67 27 55 54 109 81 163 26 64 51 128 76 192 24 72 49 143 73 215 48 155 96 311 144 466 53 155 106 311 160 466 30 72 60 143 91 215 34 64 67 128 101 192 19 29 37 57 56 86 20 25 39 51 59 77 21 22 42 45 63 67 23 20 45 39 67 58 24 15 48 31 72 46 25 12 51 23 76 34 27 8 54 15 81 22 29 2 58 5 87 7">
            <text:p/>
          </draw:path>
        </draw:g>
        <draw:line draw:style-name="gr19" draw:text-style-name="P2" draw:layer="layout" svg:x1="23.86cm" svg:y1="9.89cm" svg:x2="35.29cm" svg:y2="9.89cm">
          <text:p/>
        </draw:line>
        <draw:line draw:style-name="gr19" draw:text-style-name="P2" draw:layer="layout" svg:x1="23.86cm" svg:y1="9.89cm" svg:x2="23.86cm" svg:y2="6.08cm">
          <text:p/>
        </draw:line>
        <draw:line draw:style-name="gr2" draw:text-style-name="P2" draw:layer="layout" svg:x1="27.797cm" svg:y1="5.191cm" svg:x2="26.019cm" svg:y2="7.096cm">
          <text:p/>
        </draw:line>
        <draw:line draw:style-name="gr2" draw:text-style-name="P2" draw:layer="layout" svg:x1="28.051cm" svg:y1="5.191cm" svg:x2="27.416cm" svg:y2="7.096cm">
          <text:p/>
        </draw:line>
        <draw:line draw:style-name="gr2" draw:text-style-name="P2" draw:layer="layout" svg:x1="28.305cm" svg:y1="5.191cm" svg:x2="29.575cm" svg:y2="7.096cm">
          <text:p/>
        </draw:line>
        <draw:line draw:style-name="gr2" draw:text-style-name="P2" draw:layer="layout" svg:x1="28.559cm" svg:y1="5.191cm" svg:x2="31.988cm" svg:y2="7.096cm">
          <text:p/>
        </draw:line>
        <draw:frame draw:style-name="gr20" draw:text-style-name="P3" draw:layer="layout" svg:width="3.465cm" svg:height="0.878cm" svg:x="34.02cm" svg:y="7.234cm">
          <draw:text-box>
            <text:p>Power Spectrum</text:p>
          </draw:text-box>
        </draw:frame>
        <draw:line draw:style-name="gr2" draw:text-style-name="P2" draw:layer="layout" svg:x1="28.305cm" svg:y1="10.144cm" svg:x2="28.305cm" svg:y2="11.287cm">
          <text:p/>
        </draw:line>
        <draw:custom-shape draw:style-name="gr21" draw:text-style-name="P1" draw:layer="layout" svg:width="3.81cm" svg:height="1.143cm" svg:x="26.4cm" svg:y="11.541cm">
          <text:p text:style-name="P1">IDFT</text:p>
          <draw:enhanced-geometry svg:viewBox="0 0 21600 21600" draw:type="rectangle" draw:enhanced-path="M 0 0 L 21600 0 21600 21600 0 21600 0 0 Z N"/>
        </draw:custom-shape>
        <draw:g>
          <draw:path draw:style-name="gr22" draw:text-style-name="P2" draw:layer="layout" svg:width="2.682cm" svg:height="2.843cm" draw:transform="skewX (0.226194671058465) rotate (0.312064870256586) translate (26.6489595954898cm 14.6898867546224cm)" svg:viewBox="0 0 2683 2844" svg:d="M0 1019c190-564 447-1108 783-1007 335 101 480 766 559 1410 78 645 223 1310 559 1410 335 101 592-443 782-1007">
            <text:p/>
          </draw:path>
          <draw:path draw:style-name="gr22" draw:text-style-name="P2" draw:layer="layout" svg:width="2.682cm" svg:height="2.843cm" draw:transform="skewX (0.226194671058465) rotate (0.312064870256586) translate (29.2736262621565cm 14.6898867546224cm)" svg:viewBox="0 0 2683 2844" svg:d="M0 1019c190-564 447-1108 783-1007 335 101 480 766 559 1410 78 645 223 1310 559 1410 335 101 592-443 782-1007">
            <text:p/>
          </draw:path>
          <draw:path draw:style-name="gr22" draw:text-style-name="P2" draw:layer="layout" svg:width="2.682cm" svg:height="2.843cm" draw:transform="skewX (0.226194671058465) rotate (0.312064870256586) translate (24.0242929288231cm 14.6898867546224cm)" svg:viewBox="0 0 2683 2844" svg:d="M0 1019c190-564 447-1108 783-1007 335 101 480 766 559 1410 78 645 223 1310 559 1410 335 101 592-443 782-1007">
            <text:p/>
          </draw:path>
        </draw:g>
        <draw:line draw:style-name="gr2" draw:text-style-name="P2" draw:layer="layout" svg:x1="28.305cm" svg:y1="12.938cm" svg:x2="28.305cm" svg:y2="14.081cm">
          <text:p/>
        </draw:line>
        <draw:frame draw:style-name="gr23" draw:text-style-name="P3" draw:layer="layout" svg:width="2.407cm" svg:height="0.878cm" svg:x="33.518cm" svg:y="14.981cm">
          <draw:text-box>
            <text:p>WaveTable</text:p>
          </draw:text-box>
        </draw:frame>
        <draw:line draw:style-name="gr19" draw:text-style-name="P2" draw:layer="layout" svg:x1="23.86cm" svg:y1="17.51cm" svg:x2="35.29cm" svg:y2="17.51cm">
          <text:p/>
        </draw:line>
        <draw:frame draw:style-name="gr24" draw:text-style-name="P3" draw:layer="layout" svg:width="1.349cm" svg:height="0.878cm" svg:x="35.29cm" svg:y="17.129cm">
          <draw:text-box>
            <text:p>Time</text:p>
          </draw:text-box>
        </draw:frame>
        <draw:frame draw:style-name="gr23" draw:text-style-name="P3" draw:layer="layout" svg:width="2.407cm" svg:height="0.878cm" svg:x="35.163cm" svg:y="9.393cm">
          <draw:text-box>
            <text:p>Frequency</text:p>
          </draw:text-box>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Mono CJK JP1" svg:font-family="'Noto Sans Mono CJK JP'" style:font-family-generic="roman" style:font-pitch="variable"/>
    <style:font-face style:name="Noto Sans Mono CJK JP3" svg:font-family="'Noto Sans Mono CJK JP'" style:font-adornments="Regular" style:font-family-generic="roman" style:font-pitch="variable"/>
    <style:font-face style:name="Noto Sans Mono CJK JP Regular1" svg:font-family="'Noto Sans Mono CJK JP Regular'" style:font-family-generic="roman" style:font-pitch="variable"/>
    <style:font-face style:name="Noto Sans Mono CJK JP Regular2" svg:font-family="'Noto Sans Mono CJK JP Regular'" style:font-adornments="Regular" style:font-family-generic="roman" style:font-pitch="variable"/>
    <style:font-face style:name="Noto Sans Mono CJK JP" svg:font-family="'Noto Sans Mono CJK JP'" style:font-family-generic="swiss" style:font-pitch="variable"/>
    <style:font-face style:name="Noto Sans Mono CJK JP2" svg:font-family="'Noto Sans Mono CJK JP'" style:font-adornments="Regular" style:font-family-generic="swiss" style:font-pitch="variable"/>
    <style:font-face style:name="Noto Sans Mono CJK JP Regular" svg:font-family="'Noto Sans Mono CJK JP Regular'" style:font-adornments="Regular"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Mono CJK JP4" svg:font-family="'Noto Sans Mono CJK JP'" style:font-family-generic="system" style:font-pitch="variable"/>
    <style:font-face style:name="Noto Sans Mono CJK JP Regular3" svg:font-family="'Noto Sans Mono CJK JP Regular'" style:font-family-generic="system" style:font-pitch="variable"/>
    <style:font-face style:name="Noto Sans Mono CJK JP Regular4" svg:font-family="'Noto Sans Mono CJK JP Regular'" style:font-adornments="Regular" style:font-family-generic="system" style:font-pitch="variable"/>
    <style:font-face style:name="ＭＳ Ｐゴシック" svg:font-family="'ＭＳ Ｐゴシック'"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25cm" svg:stroke-color="#000000" draw:marker-start-width="0.3cm" draw:marker-start-center="false" draw:marker-end-width="0.3cm" draw:marker-end-center="false" draw:fill="solid" draw:fill-color="#ffffff" draw:textarea-horizontal-align="justify" fo:padding-top="0.125cm" fo:padding-bottom="0.125cm" fo:padding-left="0.25cm" fo:padding-right="0.25cm" draw:shadow="hidden" draw:shadow-offset-x="0.203cm" draw:shadow-offset-y="0.203cm" draw:shadow-color="#808080" text:animation-delay="P0D">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Noto Sans Mono CJK JP Regular" fo:font-family="'Noto Sans Mono CJK JP Regular'" style:font-style-name="Regular" style:font-family-generic="swiss" style:font-pitch="variable" fo:font-size="12pt" fo:font-style="normal" fo:text-shadow="none" style:text-underline-style="none" fo:font-weight="normal" style:letter-kerning="true" fo:background-color="transparent" style:font-name-asian="Noto Sans Mono CJK JP Regular" style:font-family-asian="'Noto Sans Mono CJK JP Regular'" style:font-style-name-asian="Regular" style:font-family-generic-asian="swiss" style:font-pitch-asian="variable" style:font-size-asian="12pt" style:language-asian="ja" style:country-asian="JP"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text:animation-delay="P0D"/>
      <style:text-properties style:font-name="Noto Sans Mono CJK JP" fo:font-family="'Noto Sans Mono CJK JP'" style:font-family-generic="swiss" style:font-pitch="variable" fo:font-size="12pt" style:font-name-asian="Noto Sans Mono CJK JP" style:font-family-asian="'Noto Sans Mono CJK JP'" style:font-family-generic-asian="swiss" style:font-pitch-asian="variable" style:font-size-asian="12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text:animation-delay="P0D"/>
      <style:text-properties style:font-name="Noto Sans Mono CJK JP2" fo:font-family="'Noto Sans Mono CJK JP'" style:font-style-name="Regular" style:font-family-generic="swiss" style:font-pitch="variable" fo:font-size="12pt" style:font-name-asian="Noto Sans Mono CJK JP" style:font-family-asian="'Noto Sans Mono CJK JP'" style:font-family-generic-asian="swiss" style:font-pitch-asian="variable" style:font-size-asian="12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2-29T10:40:48.628000000</meta:creation-date>
    <meta:editing-duration>PT40M</meta:editing-duration>
    <meta:editing-cycles>44</meta:editing-cycles>
    <meta:generator>LibreOffice/6.3.4.2$Windows_X86_64 LibreOffice_project/60da17e045e08f1793c57c00ba83cdfce946d0aa</meta:generator>
    <dc:title>A4_Landscape</dc:title>
    <dc:date>2020-04-26T21:35:03.008000000</dc:date>
    <meta:document-statistic meta:object-count="88"/>
    <meta:template xlink:type="simple" xlink:actuate="onRequest" xlink:title="A4_Landscape" xlink:href="../../AppData/Roaming/LibreOffice/4/user/template/A4_Landscape.otg" meta:date="2020-02-29T10:40:47.958000000"/>
  </office:meta>
</office:document-meta>
</file>